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0673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1.0571in" fo:break-before="auto" style:use-optimal-row-height="false"/>
    </style:style>
    <style:style style:name="ro23" style:family="table-row">
      <style:table-row-properties style:row-height="0.9736in" fo:break-before="auto" style:use-optimal-row-height="false"/>
    </style:style>
    <style:style style:name="ro24" style:family="table-row">
      <style:table-row-properties style:row-height="1.0882in" fo:break-before="auto" style:use-optimal-row-height="false"/>
    </style:style>
    <style:style style:name="ro25" style:family="table-row">
      <style:table-row-properties style:row-height="1.4925in" fo:break-before="auto" style:use-optimal-row-height="false"/>
    </style:style>
    <style:style style:name="ro26" style:family="table-row">
      <style:table-row-properties style:row-height="0.8701in" fo:break-before="auto" style:use-optimal-row-height="false"/>
    </style:style>
    <style:style style:name="ro27" style:family="table-row">
      <style:table-row-properties style:row-height="0.798in" fo:break-before="auto" style:use-optimal-row-height="false"/>
    </style:style>
    <style:style style:name="ro28" style:family="table-row">
      <style:table-row-properties style:row-height="0.7874in" fo:break-before="auto" style:use-optimal-row-height="false"/>
    </style:style>
    <style:style style:name="ro29" style:family="table-row">
      <style:table-row-properties style:row-height="0.6528in" fo:break-before="auto" style:use-optimal-row-height="false"/>
    </style:style>
    <style:style style:name="ro30" style:family="table-row">
      <style:table-row-properties style:row-height="0.611in" fo:break-before="auto" style:use-optimal-row-height="false"/>
    </style:style>
    <style:style style:name="ro31" style:family="table-row">
      <style:table-row-properties style:row-height="0.5902in" fo:break-before="auto" style:use-optimal-row-height="false"/>
    </style:style>
    <style:style style:name="ro35" style:family="table-row">
      <style:table-row-properties style:row-height="0.6319in" fo:break-before="auto" style:use-optimal-row-height="fals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6" style:family="table-cell" style:parent-style-name="Default">
      <style:table-cell-properties fo:background-color="#000080"/>
      <style:text-properties fo:color="#ffffff" fo:font-size="12pt" fo:font-weight="bold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font-name="Arial" fo:font-size="10pt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4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bold" style:font-name-asian="Tahoma1" style:font-weight-asian="bold" style:font-name-complex="Tahoma2" style:font-weight-complex="bold"/>
    </style:style>
    <style:style style:name="T14" style:family="text">
      <style:text-properties style:font-name="Arial" fo:font-weight="normal" style:font-name-asian="Tahoma1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7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8" table:number-columns-repeated="2"/>
          <table:table-cell table:style-name="ce74"/>
          <table:table-cell table:style-name="ce74" table:number-columns-spanned="3" table:number-rows-spanned="1"/>
          <table:covered-table-cell table:number-columns-repeated="2" table:style-name="ce74"/>
          <table:table-cell table:style-name="ce74" table:number-columns-repeated="248"/>
          <table:table-cell/>
        </table:table-row>
        <table:table-row table:style-name="ro1" table:number-rows-repeated="3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2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6">
          <table:table-cell table:style-name="ce75"/>
          <table:table-cell table:style-name="ce79" office:value-type="string">
            <text:p>ECMS SMOKE TESTS</text:p>
          </table:table-cell>
          <table:table-cell table:style-name="ce75" table:number-columns-repeated="4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Version:</text:p>
          </table:table-cell>
          <table:table-cell table:style-name="ce88" office:value-type="float" office:value="1">
            <text:p>1.0</text:p>
          </table:table-cell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Issue da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Project Sui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Project Nam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Total Cases:</text:p>
          </table:table-cell>
          <table:table-cell table:style-name="ce89" office:value-type="float" office:value="3">
            <text:p>3</text:p>
          </table:table-cell>
          <table:table-cell table:style-name="ce95"/>
          <table:table-cell table:style-name="ce75" table:number-columns-repeated="2"/>
          <table:table-cell table:style-name="ce74" table:number-columns-repeated="249"/>
          <table:table-cell/>
        </table:table-row>
        <table:table-row table:style-name="ro17">
          <table:table-cell table:style-name="ce76"/>
          <table:table-cell table:style-name="ce81" office:value-type="string">
            <text:p>Test Status:</text:p>
          </table:table-cell>
          <table:table-cell table:style-name="ce90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/>
          <table:table-cell table:number-columns-repeated="3"/>
          <table:table-cell table:style-name="ce76" table:number-columns-repeated="248"/>
          <table:table-cell/>
        </table:table-row>
        <table:table-row table:style-name="ro1" table:number-rows-repeated="2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8">
          <table:table-cell table:style-name="ce77"/>
          <table:table-cell table:style-name="ce82" office:value-type="string">
            <text:p>Record of change:</text:p>
          </table:table-cell>
          <table:table-cell table:style-name="ce74" table:number-columns-repeated="5"/>
          <table:table-cell table:style-name="ce77" table:number-columns-repeated="248"/>
          <table:table-cell/>
        </table:table-row>
        <table:table-row table:style-name="ro19">
          <table:table-cell table:style-name="ce77"/>
          <table:table-cell table:style-name="ce83" office:value-type="string">
            <text:p>Effective Date</text:p>
          </table:table-cell>
          <table:table-cell table:style-name="ce91" office:value-type="string">
            <text:p>Version</text:p>
          </table:table-cell>
          <table:table-cell table:style-name="ce91" office:value-type="string">
            <text:p>Change description</text:p>
          </table:table-cell>
          <table:table-cell table:style-name="ce91" office:value-type="string">
            <text:p>Originator</text:p>
          </table:table-cell>
          <table:table-cell table:style-name="ce104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4" office:value-type="date" office:date-value="2010-10-04">
            <text:p>4-Oct-10</text:p>
          </table:table-cell>
          <table:table-cell table:style-name="ce92" office:value-type="string">
            <text:p>1.0</text:p>
          </table:table-cell>
          <table:table-cell table:style-name="ce96" office:value-type="string">
            <text:p>New document</text:p>
          </table:table-cell>
          <table:table-cell table:style-name="ce101" office:value-type="string">
            <text:p>Hoa.Nguyen</text:p>
          </table:table-cell>
          <table:table-cell table:style-name="ce102"/>
          <table:table-cell table:style-name="ce107"/>
          <table:table-cell table:style-name="ce76"/>
          <table:table-cell table:style-name="ce77" table:number-columns-repeated="247"/>
          <table:table-cell/>
        </table:table-row>
        <table:table-row table:style-name="ro1">
          <table:table-cell table:style-name="ce76"/>
          <table:table-cell table:style-name="ce85"/>
          <table:table-cell table:style-name="ce92"/>
          <table:table-cell table:style-name="ce96" table:number-columns-repeated="2"/>
          <table:table-cell table:style-name="ce102"/>
          <table:table-cell table:style-name="ce107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6" table:number-columns-repeated="2"/>
          <table:table-cell table:style-name="ce10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9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7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4"/>
          <table:table-cell table:style-name="ce76" table:number-columns-repeated="247"/>
          <table:table-cell/>
        </table:table-row>
        <table:table-row table:style-name="ro1">
          <table:table-cell table:style-name="ce74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 table:number-rows-repeated="2">
          <table:table-cell table:style-name="ce74"/>
          <table:table-cell table:style-name="ce86"/>
          <table:table-cell table:style-name="ce93"/>
          <table:table-cell table:style-name="ce98"/>
          <table:table-cell table:style-name="ce99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7"/>
          <table:table-cell table:style-name="ce94"/>
          <table:table-cell table:style-name="ce100"/>
          <table:table-cell table:style-name="ce103" table:number-columns-repeated="2"/>
          <table:table-cell table:style-name="ce110"/>
          <table:table-cell table:style-name="ce74" table:number-columns-repeated="248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/>
          <table:table-cell table:number-columns-repeated="7"/>
          <table:table-cell table:style-name="ce74" table:number-columns-repeated="247"/>
          <table:table-cell/>
        </table:table-row>
        <table:table-row table:style-name="ro1" table:number-rows-repeated="3">
          <table:table-cell table:style-name="ce74" table:number-columns-repeated="255"/>
          <table:table-cell/>
        </table:table-row>
        <table:table-row table:style-name="ro1" table:number-rows-repeated="9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 table:number-rows-repeated="10">
          <table:table-cell table:style-name="ce74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41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41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1</text:p>
          </table:table-cell>
          <table:table-cell table:style-name="ce43" office:value-type="string">
            <text:p>Basic actions on Foru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2</text:p>
          </table:table-cell>
          <table:table-cell table:style-name="ce44" office:value-type="string">
            <text:p>Basic actions on Answ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3</text:p>
          </table:table-cell>
          <table:table-cell table:style-name="ce44" office:value-type="string">
            <text:p>Basic actions on FAQ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3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5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8" table:default-cell-style-name="Default"/>
        <table:table-row table:style-name="ro1">
          <table:table-cell table:style-name="ce111"/>
          <table:table-cell table:style-name="ce117" office:value-type="string">
            <text:p>TEST CASES</text:p>
          </table:table-cell>
          <table:table-cell table:style-name="ce117"/>
          <table:table-cell table:style-name="ce118" table:number-columns-repeated="2"/>
          <table:table-cell table:style-name="ce111"/>
          <table:table-cell table:style-name="ce130"/>
          <table:table-cell table:style-name="ce118" table:number-columns-repeated="2"/>
          <table:table-cell table:style-name="ce163" table:number-columns-repeated="220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8" table:number-columns-repeated="4"/>
          <table:table-cell table:style-name="ce111"/>
          <table:table-cell table:style-name="ce130"/>
          <table:table-cell table:style-name="ce118" table:number-columns-repeated="2"/>
          <table:table-cell table:style-name="ce164"/>
          <table:table-cell table:style-name="ce164" office:value-type="string">
            <text:p>Passed</text:p>
          </table:table-cell>
          <table:table-cell table:style-name="ce164" table:formula="of:=COUNTIF([.L$7:.L$1022];[.$K2])" office:value-type="float" office:value="19">
            <text:p>19</text:p>
          </table:table-cell>
          <table:table-cell table:style-name="ce164" table:formula="of:=COUNTIF([.M$7:.M$1022];[.$K2])" office:value-type="float" office:value="19">
            <text:p>19</text:p>
          </table:table-cell>
          <table:table-cell table:style-name="ce164" table:formula="of:=COUNTIF([.N$7:.N$1022];[.$K2])" office:value-type="float" office:value="0">
            <text:p>0</text:p>
          </table:table-cell>
          <table:table-cell table:style-name="ce164" table:formula="of:=COUNTIF([.O$7:.O$1022];[.$K2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9" office:value-type="string">
            <text:p>Functions List<text:span text:style-name="T5">:</text:span></text:p>
          </table:table-cell>
          <table:table-cell table:style-name="ce123" table:number-columns-spanned="3" table:number-rows-spanned="1"/>
          <table:covered-table-cell table:style-name="ce129"/>
          <table:covered-table-cell table:style-name="ce124"/>
          <table:table-cell table:style-name="ce111"/>
          <table:table-cell table:style-name="ce130"/>
          <table:table-cell table:style-name="ce144"/>
          <table:table-cell table:style-name="ce161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22];[.$K3])" office:value-type="float" office:value="0">
            <text:p>0</text:p>
          </table:table-cell>
          <table:table-cell table:style-name="ce164" table:formula="of:=COUNTIF([.M$7:.M$1022];[.$K3])" office:value-type="float" office:value="0">
            <text:p>0</text:p>
          </table:table-cell>
          <table:table-cell table:style-name="ce164" table:formula="of:=COUNTIF([.N$7:.N$1022];[.$K3])" office:value-type="float" office:value="0">
            <text:p>0</text:p>
          </table:table-cell>
          <table:table-cell table:style-name="ce164" table:formula="of:=COUNTIF([.O$7:.O$1022];[.$K3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20">
          <table:table-cell table:style-name="ce111"/>
          <table:table-cell table:style-name="ce119" office:value-type="string">
            <text:p>Total Main Cases:</text:p>
          </table:table-cell>
          <table:table-cell table:style-name="ce124" table:formula="of:=MAX([.A7:.A1008])" office:value-type="float" office:value="3" table:number-columns-spanned="3" table:number-rows-spanned="1">
            <text:p>3</text:p>
          </table:table-cell>
          <table:covered-table-cell table:number-columns-repeated="2" table:style-name="ce130"/>
          <table:table-cell table:style-name="ce111"/>
          <table:table-cell table:style-name="ce130"/>
          <table:table-cell table:style-name="ce144"/>
          <table:table-cell table:style-name="ce162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22];[.$K4])" office:value-type="float" office:value="0">
            <text:p>0</text:p>
          </table:table-cell>
          <table:table-cell table:style-name="ce164" table:formula="of:=COUNTIF([.M$7:.M$1022];[.$K4])" office:value-type="float" office:value="0">
            <text:p>0</text:p>
          </table:table-cell>
          <table:table-cell table:style-name="ce164" table:formula="of:=COUNTIF([.N$7:.N$1022];[.$K4])" office:value-type="float" office:value="0">
            <text:p>0</text:p>
          </table:table-cell>
          <table:table-cell table:style-name="ce164" table:formula="of:=COUNTIF([.O$7:.O$1022];[.$K4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20"/>
          <table:table-cell table:style-name="ce112" table:number-columns-repeated="7"/>
          <table:table-cell table:style-name="ce165"/>
          <table:table-cell table:style-name="ce165" office:value-type="string">
            <text:p>Untested</text:p>
          </table:table-cell>
          <table:table-cell table:style-name="ce164" table:formula="of:=COUNTIF([.L$7:.L$1022];[.$K5])" office:value-type="float" office:value="0">
            <text:p>0</text:p>
          </table:table-cell>
          <table:table-cell table:style-name="ce164" table:formula="of:=COUNTIF([.M$7:.M$1022];[.$K5])" office:value-type="float" office:value="0">
            <text:p>0</text:p>
          </table:table-cell>
          <table:table-cell table:style-name="ce164" table:formula="of:=COUNTIF([.N$7:.N$1022];[.$K5])" office:value-type="float" office:value="0">
            <text:p>0</text:p>
          </table:table-cell>
          <table:table-cell table:style-name="ce164" table:formula="of:=COUNTIF([.O$7:.O$1022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20">
          <table:table-cell table:style-name="ce113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5"/>
          <table:table-cell table:style-name="ce176" table:number-columns-repeated="211"/>
          <table:table-cell table:style-name="ce130" table:number-columns-repeated="17"/>
          <table:table-cell table:style-name="ce111" table:number-columns-repeated="9"/>
        </table:table-row>
        <table:table-row table:style-name="ro21">
          <table:table-cell table:style-name="ce114" office:value-type="float" office:value="1">
            <text:p>001</text:p>
          </table:table-cell>
          <table:table-cell table:style-name="ce105" office:value-type="string">
            <text:p>Smoke_KS_01</text:p>
          </table:table-cell>
          <table:table-cell table:style-name="ce125" office:value-type="float" office:value="1">
            <text:p>001</text:p>
          </table:table-cell>
          <table:table-cell table:style-name="ce115" office:value-type="string">
            <text:p>Smoke/ks/forum</text:p>
          </table:table-cell>
          <table:table-cell table:style-name="ce43" office:value-type="string">
            <text:p>Basic actions on Forum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6"/>
          <table:table-cell table:style-name="ce166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6"/>
          <table:table-cell table:style-name="ce172" table:number-columns-repeated="227"/>
          <table:table-cell table:style-name="ce179"/>
          <table:table-cell table:style-name="ce111" table:number-columns-repeated="9"/>
        </table:table-row>
        <table:table-row table:style-name="ro22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KS_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2: Create new Category</text:p>
          </table:table-cell>
          <table:table-cell table:style-name="ce137" office:value-type="string">
            <text:p><text:span text:style-name="T8">- Go to Forum porlet</text:span></text:p>
            <text:p><text:span text:style-name="T8">- Click </text:span><text:span text:style-name="T9">Add category </text:span><text:span text:style-name="T10">item in main action </text:span><text:span text:style-name="T10">bar</text:span></text:p>
            <text:p><text:span text:style-name="T10">- Input value valid into category name </text:span><text:span text:style-name="T10">field and required fields</text:span></text:p>
            <text:p><text:span text:style-name="T10">- Click </text:span><text:span text:style-name="T9">Save </text:span><text:span text:style-name="T10">button</text:span></text:p>
          </table:table-cell>
          <table:table-cell table:style-name="ce137" office:value-type="string">
            <text:p>New category is added successful and displayed in Forum Home</text:p>
          </table:table-cell>
          <table:table-cell table:style-name="ce136" office:value-type="string">
            <text:p>High</text:p>
          </table:table-cell>
          <table:table-cell table:style-name="ce141"/>
          <table:table-cell table:style-name="ce166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5" table:number-columns-repeated="6"/>
          <table:table-cell table:style-name="ce174" table:number-columns-repeated="228"/>
          <table:table-cell table:style-name="ce111" table:number-columns-repeated="9"/>
        </table:table-row>
        <table:table-row table:style-name="ro21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3: Create new Forum</text:p>
          </table:table-cell>
          <table:table-cell table:style-name="ce137" office:value-type="string">
            <text:p>- Click <text:span text:style-name="T11">Add Forum</text:span><text:span text:style-name="T12"> item in main action bar</text:span></text:p>
            <text:p><text:span text:style-name="T12">In Add forum form:</text:span></text:p>
            <text:p><text:span text:style-name="T12">- Select category that contains new forum </text:span><text:span text:style-name="T12">in drop down list </text:span></text:p>
            <text:p><text:span text:style-name="T12">- Input value valid for Forum name <text:s/>field </text:span><text:span text:style-name="T12">and required fields</text:span></text:p>
            <text:p><text:span text:style-name="T12">- Click </text:span><text:span text:style-name="T11">Save </text:span><text:span text:style-name="T12">button</text:span></text:p>
          </table:table-cell>
          <table:table-cell table:style-name="ce137" office:value-type="string">
            <text:p>New forum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41"/>
          <table:table-cell table:style-name="ce166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5" table:number-columns-repeated="6"/>
          <table:table-cell table:style-name="ce174" table:number-columns-repeated="228"/>
          <table:table-cell table:style-name="ce111" table:number-columns-repeated="9"/>
        </table:table-row>
        <table:table-row table:style-name="ro23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4: Create new Topic</text:p>
          </table:table-cell>
          <table:table-cell table:style-name="ce138" office:value-type="string">
            <text:p>- Open a forum</text:p>
            <text:p>- Click on <text:span text:style-name="T11">Start Topic </text:span><text:span text:style-name="T12">button</text:span></text:p>
            <text:p><text:span text:style-name="T12">In Add Topic form:</text:span></text:p>
            <text:p><text:span text:style-name="T12">- In value valid for Topic title field and </text:span><text:span text:style-name="T12">required fields</text:span></text:p>
            <text:p><text:span text:style-name="T12">- Click </text:span><text:span text:style-name="T11">Submit </text:span><text:span text:style-name="T12">button</text:span></text:p>
          </table:table-cell>
          <table:table-cell table:style-name="ce143" office:value-type="string">
            <text:p>New topic is added successful and displayed in selected forum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7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67" table:number-columns-repeated="6"/>
          <table:table-cell table:style-name="ce177" table:number-columns-repeated="237"/>
        </table:table-row>
        <table:table-row table:style-name="ro24">
          <table:table-cell table:style-name="ce1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5: Post reply</text:p>
          </table:table-cell>
          <table:table-cell table:style-name="ce138" office:value-type="string">
            <text:p>- Open a topic</text:p>
            <text:p>- Click on <text:span text:style-name="T11">Post Reply </text:span><text:span text:style-name="T12">button</text:span></text:p>
            <text:p><text:span text:style-name="T12">In New Post form:</text:span></text:p>
            <text:p><text:span text:style-name="T12">- Input value valid into Message field and </text:span><text:span text:style-name="T12">required fields</text:span></text:p>
            <text:p><text:span text:style-name="T12">- Click </text:span><text:span text:style-name="T11">Submit</text:span><text:span text:style-name="T12"> button</text:span></text:p>
          </table:table-cell>
          <table:table-cell table:style-name="ce143" office:value-type="string">
            <text:p><text:s/>A Post reply is added and displayed into selected topc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7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67" table:number-columns-repeated="6"/>
          <table:table-cell table:style-name="ce177" table:number-columns-repeated="237"/>
        </table:table-row>
        <table:table-row table:style-name="ro8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7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67" table:number-columns-repeated="6"/>
          <table:table-cell table:style-name="ce177" table:number-columns-repeated="237"/>
        </table:table-row>
        <table:table-row table:style-name="ro21">
          <table:table-cell table:style-name="ce114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22" office:value-type="string">
            <text:p>Smoke_KS_02</text:p>
          </table:table-cell>
          <table:table-cell table:style-name="ce125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32" office:value-type="string">
            <text:p>Smoke/ks/answers</text:p>
          </table:table-cell>
          <table:table-cell table:style-name="ce44" office:value-type="string">
            <text:p>Basic actions on Answer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25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2: Create Category</text:p>
          </table:table-cell>
          <table:table-cell table:style-name="ce142" office:value-type="string">
            <text:p>- Go to Answer porlet</text:p>
            <text:p>- Click on <text:span text:style-name="T11">Category </text:span><text:span text:style-name="T12">item in main action </text:span><text:span text:style-name="T12">bar and select </text:span><text:span text:style-name="T11">Add Category </text:span><text:span text:style-name="T12">in drop </text:span><text:span text:style-name="T12">down list</text:span></text:p>
            <text:p><text:span text:style-name="T12">- Input value valid for category name and </text:span><text:span text:style-name="T12">required fields</text:span></text:p>
            <text:p><text:span text:style-name="T12">- check on </text:span><text:span text:style-name="T11">Moderate answer </text:span><text:span text:style-name="T12">option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2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26">
          <table:table-cell table:style-name="ce1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3: Ask a Question</text:p>
          </table:table-cell>
          <table:table-cell table:style-name="ce142" office:value-type="string">
            <text:p>- Open existing category</text:p>
            <text:p>- Click <text:span text:style-name="T11">Submit Question</text:span><text:span text:style-name="T12"> button in main </text:span><text:span text:style-name="T12">action bar</text:span></text:p>
            <text:p><text:span text:style-name="T12">- Input Question title and content 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3" office:value-type="string">
            <text:p>New Question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27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9" office:value-type="string">
            <text:p>Step 4: Add answer for Question</text:p>
          </table:table-cell>
          <table:table-cell table:style-name="ce143" office:value-type="string">
            <text:p>- Open existing question</text:p>
            <text:p>- Click on <text:span text:style-name="T11">Answer </text:span><text:span text:style-name="T12">button</text:span></text:p>
            <text:p><text:span text:style-name="T12">- Input content of answer and click on </text:span><text:span text:style-name="T11">Save </text:span><text:span text:style-name="T12">button</text:span></text:p>
          </table:table-cell>
          <table:table-cell table:style-name="ce142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28">
          <table:table-cell table:style-name="ce11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5: Approve answer</text:p>
          </table:table-cell>
          <table:table-cell table:style-name="ce143" office:value-type="string">
            <text:p>- Open question that contains answer that pending for approve</text:p>
            <text:p>- Click on <text:span text:style-name="T11">Approve</text:span><text:span text:style-name="T12"> icon corresponding of </text:span><text:span text:style-name="T12">answer</text:span></text:p>
          </table:table-cell>
          <table:table-cell table:style-name="ce145" office:value-type="string">
            <text:p>Selected answer is approved successful. This answer is enabled with all users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29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6: Comment in Question</text:p>
          </table:table-cell>
          <table:table-cell table:style-name="ce143" office:value-type="string">
            <text:p><text:span text:style-name="T6">- Open existing question</text:span></text:p>
            <text:p><text:span text:style-name="T6">- Click on </text:span><text:span text:style-name="T13">Comment </text:span><text:span text:style-name="T14">button</text:span></text:p>
            <text:p><text:span text:style-name="T14">- Input content of comment and click on </text:span><text:span text:style-name="T13">Save </text:span><text:span text:style-name="T14">button</text:span></text:p>
          </table:table-cell>
          <table:table-cell table:style-name="ce145" office:value-type="string">
            <text:p>New comment is added and displayed into questio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30">
          <table:table-cell table:style-name="ce1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9];6;FIND(&quot;:&quot;;[.F19];1)-FIND(&quot; &quot;;[.F19];1)-1))&gt;VALUE(MID([.F17];6;FIND(&quot;:&quot;;[.F17];1)-FIND(&quot; &quot;;[.F17];1)-1));[.C17];[.C17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7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21">
          <table:table-cell table:style-name="ce114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122" office:value-type="string">
            <text:p>Smoke_KS_03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32" office:value-type="string">
            <text:p>Smoke/ks/faq</text:p>
          </table:table-cell>
          <table:table-cell table:style-name="ce44" office:value-type="string">
            <text:p>Basic actions on FAQ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31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6" office:value-type="string">
            <text:p>Step 2: Create data in Answer porlet</text:p>
          </table:table-cell>
          <table:table-cell table:style-name="ce135" office:value-type="string">
            <text:p>- Create category, sub-category and question inside it</text:p>
            <text:p>- Add answers into question</text:p>
          </table:table-cell>
          <table:table-cell table:style-name="ce136" office:value-type="string">
            <text:p>- Category, sub-category, question is added successful and show properties</text:p>
            <text:p>- Answers is added into questio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35">
          <table:table-cell table:style-name="ce11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3: Browse category</text:p>
          </table:table-cell>
          <table:table-cell table:style-name="ce138" office:value-type="string">
            <text:p>- Go to <text:span text:style-name="T11">FAQ </text:span><text:span text:style-name="T12">porlet</text:span></text:p>
            <text:p><text:span text:style-name="T12">- Browse a category by clicking on <text:s/></text:span><text:span text:style-name="T12">category name</text:span></text:p>
          </table:table-cell>
          <table:table-cell table:style-name="ce138" office:value-type="string">
            <text:p>Category is displayed and show properties (inludes sub-category, questions and answers inside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36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4: Browse sub-category</text:p>
          </table:table-cell>
          <table:table-cell table:style-name="ce138" office:value-type="string">
            <text:p>- Go to FAQ porlet</text:p>
            <text:p>- Browse a sub-category by clicking on category name</text:p>
          </table:table-cell>
          <table:table-cell table:style-name="ce138" office:value-type="string">
            <text:p>Sub-Category is displayed and show properties (includes questions and answers inside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36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5: Browse Question</text:p>
          </table:table-cell>
          <table:table-cell table:style-name="ce138" office:value-type="string">
            <text:p>- Go to FAQ porlet</text:p>
            <text:p>- Browse a question by clicking on title question</text:p>
          </table:table-cell>
          <table:table-cell table:style-name="ce138" office:value-type="string">
            <text:p>Content of question is displayed and shown answers inside it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7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67" table:number-columns-repeated="6"/>
          <table:table-cell table:style-name="ce177" table:number-columns-repeated="237"/>
        </table:table-row>
        <table:table-row table:style-name="ro37">
          <table:table-cell table:style-name="ce11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41"/>
          <table:table-cell table:style-name="ce166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5" table:number-columns-repeated="6"/>
          <table:table-cell table:style-name="ce174" table:number-columns-repeated="228"/>
          <table:table-cell table:style-name="ce111" table:number-columns-repeated="9"/>
        </table:table-row>
        <table:table-row table:style-name="ro1">
          <table:table-cell table:style-name="ce114"/>
          <table:table-cell table:style-name="ce122"/>
          <table:table-cell table:style-name="ce125"/>
          <table:table-cell table:style-name="ce132"/>
          <table:table-cell table:style-name="ce44"/>
          <table:table-cell table:style-name="ce136"/>
          <table:table-cell table:style-name="ce135"/>
          <table:table-cell table:style-name="ce136" table:number-columns-repeated="2"/>
          <table:table-cell table:style-name="ce168"/>
          <table:table-cell table:style-name="ce171"/>
          <table:table-cell table:style-name="ce172"/>
          <table:table-cell table:style-name="ce174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 table:number-columns-repeated="3"/>
          <table:table-cell table:style-name="ce136"/>
          <table:table-cell table:style-name="ce168"/>
          <table:table-cell table:style-name="ce171"/>
          <table:table-cell table:style-name="ce172"/>
          <table:table-cell table:style-name="ce174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/>
          <table:table-cell table:style-name="ce138"/>
          <table:table-cell table:style-name="ce143"/>
          <table:table-cell table:style-name="ce136"/>
          <table:table-cell table:style-name="ce168"/>
          <table:table-cell table:style-name="ce171"/>
          <table:table-cell table:style-name="ce172"/>
          <table:table-cell table:style-name="ce174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68"/>
          <table:table-cell table:style-name="ce171"/>
          <table:table-cell table:style-name="ce172"/>
          <table:table-cell table:style-name="ce174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2"/>
          <table:table-cell table:style-name="ce146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3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4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37" table:number-columns-repeated="2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5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40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 table:number-rows-repeated="2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 table:number-rows-repeated="2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 table:number-rows-repeated="2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 table:number-rows-repeated="10">
          <table:table-cell table:style-name="ce111" table:number-columns-repeated="256"/>
        </table:table-row>
        <table:table-row table:style-name="ro1" table:number-rows-repeated="1048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32">
          <table:table-cell table:style-name="ce148" office:value-type="string" table:number-columns-spanned="4" table:number-rows-spanned="2">
            <text:p>Smoke Tests</text:p>
          </table:table-cell>
          <table:covered-table-cell table:style-name="ce151"/>
          <table:covered-table-cell table:style-name="ce151"/>
          <table:covered-table-cell table:style-name="ce151"/>
          <table:table-cell table:style-name="ce15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32">
          <table:covered-table-cell table:style-name="ce148"/>
          <table:covered-table-cell table:style-name="ce151"/>
          <table:covered-table-cell table:style-name="ce151"/>
          <table:covered-table-cell table:style-name="ce151"/>
          <table:covered-table-cell table:style-name="ce152"/>
          <table:table-cell table:number-columns-repeated="244"/>
        </table:table-row>
        <table:table-row table:style-name="ro33">
          <table:table-cell table:style-name="ce149" office:value-type="string">
            <text:p>Id</text:p>
          </table:table-cell>
          <table:table-cell table:style-name="ce152" office:value-type="string">
            <text:p>Functional Group</text:p>
          </table:table-cell>
          <table:table-cell table:style-name="ce152" office:value-type="string">
            <text:p>Functionality</text:p>
          </table:table-cell>
          <table:table-cell table:style-name="ce152" office:value-type="string">
            <text:p>Functionality summary</text:p>
          </table:table-cell>
          <table:covered-table-cell table:style-name="ce156"/>
          <table:table-cell table:number-columns-repeated="244"/>
        </table:table-row>
        <table:table-row table:style-name="ro1">
          <table:table-cell table:style-name="ce105" office:value-type="string">
            <text:p>Smoke_KS_01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orum</text:p>
          </table:table-cell>
          <table:table-cell table:style-name="ce43" office:value-type="string">
            <text:p>Basic actions on Forum</text:p>
          </table:table-cell>
          <table:table-cell table:style-name="ce157" table:formula="of:=SUMPRODUCT(([Data.B$5:Data.B$1045]=[.$A4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2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Answers</text:p>
          </table:table-cell>
          <table:table-cell table:style-name="ce43" office:value-type="string">
            <text:p>Basic actions on Answers</text:p>
          </table:table-cell>
          <table:table-cell table:style-name="ce157" table:formula="of:=SUMPRODUCT(([Data.B$5:Data.B$1045]=[.$A5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3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AQ</text:p>
          </table:table-cell>
          <table:table-cell table:style-name="ce43" office:value-type="string">
            <text:p>Basic actions on FAQ</text:p>
          </table:table-cell>
          <table:table-cell table:style-name="ce157" table:formula="of:=SUMPRODUCT(([Data.B$5:Data.B$1045]=[.$A6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/>
          <table:table-cell table:style-name="ce153"/>
          <table:table-cell table:style-name="ce115"/>
          <table:table-cell table:style-name="ce43"/>
          <table:table-cell table:style-name="ce157"/>
          <table:table-cell table:style-name="ce159" table:number-columns-repeated="3"/>
          <table:table-cell table:style-name="ce160" table:number-columns-repeated="241"/>
        </table:table-row>
        <table:table-row table:style-name="ro34">
          <table:table-cell table:style-name="ce150" office:value-type="string" table:number-columns-spanned="4" table:number-rows-spanned="1">
            <text:p>TOTAL</text:p>
          </table:table-cell>
          <table:covered-table-cell table:style-name="ce154"/>
          <table:covered-table-cell table:style-name="ce155"/>
          <table:covered-table-cell table:style-name="ce155"/>
          <table:table-cell table:style-name="ce158" table:formula="of:=SUM([.E4:.E7])" office:value-type="float" office:value="3">
            <text:p>3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17:2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7:21:00</dc:date>
    <meta:print-date>2008-06-17T00:45:47</meta:print-date>
    <meta:editing-cycles>775</meta:editing-cycles>
    <meta:editing-duration>P12DT18H10M12S</meta:editing-duration>
    <dc:creator>exoplatform </dc:creator>
    <meta:document-statistic meta:table-count="4" meta:cell-count="327" meta:object-count="1"/>
    <meta:user-defined meta:name="Info 1"/>
    <meta:user-defined meta:name="Info 2"/>
    <meta:user-defined meta:name="Info 3"/>
    <meta:user-defined meta:name="Info 4"/>
  </office:meta>
</office:document-meta>
</file>